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officeooo:paragraph-rsid="0173ae00"/>
    </style:style>
    <style:style style:name="P8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9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profile_5f_template_5f_code"><text:span text:style-name="T5"> </text:span>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"><text:span text:style-name="Internet_20_link">{d[i].projects[k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[i].projects[k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:arrayJoin(' · ')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<text:span text:style-name="T10">1</text:span><text:span text:style-name="T14">1</text:span>.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35M57S</meta:editing-duration>
    <meta:editing-cycles>936</meta:editing-cycles>
    <meta:generator>LibreOffice/24.2.2.2$Windows_X86_64 LibreOffice_project/d56cc158d8a96260b836f100ef4b4ef25d6f1a01</meta:generator>
    <dc:date>2024-08-11T11:52:01.183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8" meta:character-count="960" meta:non-whitespace-character-count="947"/>
  </office:meta>
</office:document-meta>
</file>